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b6509" officeooo:paragraph-rsid="000b6509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10">Infrarot-Distanz-Sensor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0">Programmierung Infrarot-Distanz-Sensor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0">Zusammensetzung der Dokumentation 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10:54.142781354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6" meta:word-count="53" meta:character-count="447" meta:non-whitespace-character-count="3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